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d6c" officeooo:paragraph-rsid="000edd6c"/>
    </style:style>
    <style:style style:name="P2" style:family="paragraph" style:parent-style-name="Standard">
      <style:text-properties style:text-underline-style="solid" style:text-underline-width="auto" style:text-underline-color="font-color" officeooo:rsid="000edd6c" officeooo:paragraph-rsid="000edd6c"/>
    </style:style>
    <style:style style:name="P3" style:family="paragraph" style:parent-style-name="Standard">
      <style:text-properties style:text-underline-style="solid" style:text-underline-width="auto" style:text-underline-color="font-color" officeooo:rsid="00104c86" officeooo:paragraph-rsid="00104c86"/>
    </style:style>
    <style:style style:name="P4" style:family="paragraph" style:parent-style-name="Standard">
      <style:text-properties style:text-underline-style="solid" style:text-underline-width="auto" style:text-underline-color="font-color" officeooo:rsid="001198d3" officeooo:paragraph-rsid="001198d3"/>
    </style:style>
    <style:style style:name="P5" style:family="paragraph" style:parent-style-name="Standard">
      <style:text-properties style:text-underline-style="solid" style:text-underline-width="auto" style:text-underline-color="font-color" officeooo:rsid="0013fb43" officeooo:paragraph-rsid="0013fb43"/>
    </style:style>
    <style:style style:name="P6" style:family="paragraph" style:parent-style-name="Standard">
      <style:text-properties officeooo:rsid="00104c86" officeooo:paragraph-rsid="00104c86"/>
    </style:style>
    <style:style style:name="P7" style:family="paragraph" style:parent-style-name="Standard">
      <style:text-properties officeooo:rsid="001198d3" officeooo:paragraph-rsid="001198d3"/>
    </style:style>
    <style:style style:name="P8" style:family="paragraph" style:parent-style-name="Standard">
      <style:text-properties officeooo:rsid="0013fb43" officeooo:paragraph-rsid="0013fb43"/>
    </style:style>
    <style:style style:name="P9" style:family="paragraph" style:parent-style-name="Standard">
      <style:text-properties officeooo:rsid="0015be0b" officeooo:paragraph-rsid="0015be0b"/>
    </style:style>
    <style:style style:name="P10" style:family="paragraph" style:parent-style-name="Standard">
      <style:text-properties officeooo:rsid="0015be0b" officeooo:paragraph-rsid="001b7152"/>
    </style:style>
    <style:style style:name="P11" style:family="paragraph" style:parent-style-name="Standard">
      <style:text-properties officeooo:rsid="001b7152" officeooo:paragraph-rsid="001b7152"/>
    </style:style>
    <style:style style:name="P12" style:family="paragraph" style:parent-style-name="Standard">
      <style:text-properties officeooo:rsid="0013fb43" officeooo:paragraph-rsid="0013fb43"/>
    </style:style>
    <style:style style:name="P13" style:family="paragraph" style:parent-style-name="Standard">
      <style:text-properties officeooo:rsid="00213d01" officeooo:paragraph-rsid="00213d01"/>
    </style:style>
    <style:style style:name="P14" style:family="paragraph" style:parent-style-name="Standard">
      <style:text-properties style:text-underline-style="solid" style:text-underline-width="auto" style:text-underline-color="font-color" officeooo:rsid="00213d01" officeooo:paragraph-rsid="00213d01"/>
    </style:style>
    <style:style style:name="T1" style:family="text">
      <style:text-properties officeooo:rsid="0012d780"/>
    </style:style>
    <style:style style:name="T2" style:family="text">
      <style:text-properties officeooo:rsid="0017aa28"/>
    </style:style>
    <style:style style:name="T3" style:family="text">
      <style:text-properties officeooo:rsid="001975aa"/>
    </style:style>
    <style:style style:name="T4" style:family="text">
      <style:text-properties officeooo:rsid="001b7152"/>
    </style:style>
    <style:style style:name="T5" style:family="text">
      <style:text-properties officeooo:rsid="00213d01"/>
    </style:style>
    <style:style style:name="T6" style:family="text">
      <style:text-properties officeooo:rsid="002315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rer un compte :</text:p>
      <text:p text:style-name="P1">L’utilisateur a la capacité de <text:span text:style-name="T5">modifier</text:span> ses données personnelles ( adresse mail, numéro de téléphone, nom, prénom.</text:p>
      <text:p text:style-name="P1">Dans la page “Espace personnel”, un formulaire donnera la possibilité à l’adhérent de rentrer ses nouvelles données. </text:p>
      <text:p text:style-name="P1">Dans chaque champs remplis, le système va regarder qu’on a la bonne syntaxe, i.e présence d’un @ dans l’adresse mail puis d’un .com .org .fr ou .net . Pour le numéro de téléphone, présence de 10 chiffres séparé par un point deux à deux.</text:p>
      <text:p text:style-name="P1">Si le champs n’est pas vide alors après les tests décrits plus haut, le système met à jour les données de l’utilisateur.</text:p>
      <text:p text:style-name="P1"/>
      <text:p text:style-name="P2">Desinscription :</text:p>
      <text:p text:style-name="P1">L’adhérent peut se désinscrire en allant cliquer sur un bouton qui le redirigera vers une autre page pour confirmer sa desinscription.</text:p>
      <text:p text:style-name="P1">Lors de la desinscription, le système va parcourir tous les livres réservés par l’adhérent et ensuite annuler leur réservation par celui-ci.</text:p>
      <text:p text:style-name="P1">Le système va ensuite supprimer de la table “Adhérent”, l’adhérent possédant l’adresse mail X. Tous les champs de cet adhérent seront supprimés.</text:p>
      <text:p text:style-name="P1"/>
      <text:p text:style-name="P3">Gestion des oeuvres :</text:p>
      <text:p text:style-name="P6">L’utilsateur peut consulter directement la base de donnée en tapant des mots clefs dans une barre de recherche dédié à cet usage ou bien sélectionner des critères, sous forme de bouton, qui seront envoyé en requête au SGBD</text:p>
      <text:p text:style-name="P6"/>
      <text:p text:style-name="P4">Gestion des prêts:</text:p>
      <text:p text:style-name="P7"/>
      <text:p text:style-name="P9"><text:tab/>-Emprunt : L’adhérent peutemprunter un exemplaire.</text:p>
      <text:p text:style-name="P9"><text:tab/><text:tab/> <text:s text:c="6"/>Lorsque celui-ci est emprunté, le système modifie le champs EtatExmp dans <text:tab/><text:tab/> <text:s text:c="6"/>la table Examplaire de l’exemplaire concerné. </text:p>
      <text:p text:style-name="P9"><text:tab/><text:tab/> <text:s text:c="6"/><text:span text:style-name="T2">Si tous les exemplaires d’une oeuvre sont indisponible alors on ne peut pas <text:tab/><text:tab/> <text:s text:c="18"/>emprunter</text:span><text:tab/></text:p>
      <text:p text:style-name="P9"><text:tab/><text:tab/> <text:s text:c="6"/><text:span text:style-name="T3">Sinon envoyer un mail à l’adhérent lui indiquant qu’il a 1 mois pour rendre <text:tab/><text:tab/><text:tab/> <text:s text:c="6"/>l’exemplaire.</text:span></text:p>
      <text:p text:style-name="P9"><text:s text:c="5"/>-<text:span text:style-name="T4">Prolongement : Si l’adhérent décide de faire un prolongement sur son emprunt, alors :</text:span></text:p>
      <text:p text:style-name="P9"><text:tab/><text:tab/> <text:s text:c="7"/><text:span text:style-name="T4">Si le champs Prolong de la table exemplaire est à 0 alors le système ajoute 2 <text:tab/><text:tab/> <text:s text:c="7"/>semaine pour la date de retour et met à 1 le champs Prlong signifiant qu’on ne <text:tab/><text:tab/> <text:s text:c="7"/>peut plus faire de prolongement pour cet adhérent.</text:span></text:p>
      <text:p text:style-name="P10"><text:tab/><text:tab/> <text:s text:c="7"/><text:span text:style-name="T4">Sinon si Prlong est à 1 alors envoyer un message de refus.</text:span></text:p>
      <text:p text:style-name="P10"/>
      <text:p text:style-name="P11"><text:s text:c="6"/>-Retour <text:tab/> <text:s text:c="6"/>: Lors du retour de l’exemplaire, le champs Prolong est remis <text:s/>à0 et la date-<text:tab/><text:tab/><text:tab/> <text:s text:c="7"/>emprunt à NULL. </text:p>
      <text:p text:style-name="P7"/>
      <text:p text:style-name="P4">Gestion des reservations :</text:p>
      <text:p text:style-name="P7"/>
      <text:p text:style-name="P7">Pour effectuer une reservation, l’adhérent <text:s/>a simplement besoin de cocher un bouton réservation.</text:p>
      <text:p text:style-name="P7">Si l’oeuvre contient une date_reservation, alors l’adhérent ne pourra pas réserver pour un certain moment l’oeuvre.</text:p>
      <text:p text:style-name="P7">Sinon la réservation est enregistrée et dès que l’un de ces exemplaires est de nouveau disponible, l’adhérent sera prévenu et aura un délai d’une semaine pour venir chercher l’exemplaire.</text:p>
      <text:p text:style-name="P7">Par contre si l’adhérent décide d’annuler sa réservation alors <text:span text:style-name="T1">date_reserve passe à NULL et on avertit l’adhérent qui a fait la plus ancienne réservation.</text:span></text:p>
      <text:p text:style-name="P7"/>
      <text:p text:style-name="P5"><text:soft-page-break/>Gestion des commandes :</text:p>
      <text:p text:style-name="P8">Un adhérent peut envoyer une commande à la bibliothèque en remplissant un formulaire constitué du motif de la demande, ISBN du livre ainsi <text:span text:style-name="T3">que de laisser un</text:span> commentaire.</text:p>
      <text:p text:style-name="P8">Le bibliothécaire pourra voir tou<text:span text:style-name="T3">te</text:span>s les demandes passées <text:span text:style-name="T3">parles adhérents</text:span></text:p>
      <text:p text:style-name="P8"/>
      <text:p text:style-name="P14">Gestion des evenements :</text:p>
      <text:p text:style-name="P13">Un adhérant a la possibilité de s’inscrire a un evenement en cliquant sur le boutton s’inscrire de l’evenement correspondant. <text:span text:style-name="T6">Pour pouvoir s’inscrire a un evenement, il faut que la date de l’evenement ne soit pas passé et que la capacité ne soit pas dépassé.</text:span> S’il est inscrit a un evenement alors il peut se desinscrire en cliquant sur le button ‘se désinscrire’ de l’evenement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0:16:30.690631368</meta:creation-date>
    <dc:date>2017-03-17T10:19:31.830376604</dc:date>
    <meta:editing-duration>PT30M53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2" meta:paragraph-count="30" meta:word-count="548" meta:character-count="3480" meta:non-whitespace-character-count="2819"/>
  </office:meta>
</office:document-meta>
</file>